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physical-computing"/>PHYSICAL COMPUTING<text:bookmark-end text:name="physical-computing"/></text:h>
      <text:p text:style-name="First_20_paragraph">Agli studenti della classe E2B Alle loro famiglie Ai loro insegnanti Al formatore Massi Al tutor Sciamanna Alla segreteria didattica All'Ufficio personale Ai collaboratori scolastici Al DSGA M. Zagaglia</text:p>
      <text:p text:style-name="Text_20_body"><text:span text:style-name="T1">Oggetto: PTOF 2024-25 Avvio corso DM65/23 Linea A edizione "PHYSICAL COMPUTING"</text:span></text:p>
      <text:p text:style-name="Text_20_body">Si comunica che, a partire dal giorno mer 12/03/2025, prenderanno avvio le attività del corso “<text:span text:style-name="T1">PHYSICAL COMPUTING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er 12/03/2025 4a ora</text:p>
        </text:list-item>
        <text:list-item>
          <text:p text:style-name="P1">lun 17/03/2025 2a ora</text:p>
        </text:list-item>
        <text:list-item>
          <text:p text:style-name="P1">mer 19/03/2025 4a ora</text:p>
        </text:list-item>
        <text:list-item>
          <text:p text:style-name="P1">lun 24/03/2025 2a ora</text:p>
        </text:list-item>
        <text:list-item>
          <text:p text:style-name="P1">mer 26/03/2025 4a ora</text:p>
        </text:list-item>
        <text:list-item>
          <text:p text:style-name="P1">lun 31/03/2025 2a ora</text:p>
        </text:list-item>
        <text:list-item>
          <text:p text:style-name="P1">mer 02/04/2025 4a ora</text:p>
        </text:list-item>
        <text:list-item>
          <text:p text:style-name="P1">lun 07/04/2025 2a ora</text:p>
        </text:list-item>
        <text:list-item>
          <text:p text:style-name="P1">mer 09/04/2025 4a ora</text:p>
        </text:list-item>
        <text:list-item>
          <text:p text:style-name="P1">lun 14/04/2025 2a ora</text:p>
        </text:list-item>
      </text:list>
      <text:p text:style-name="First_20_paragraph">Il percorso vuole fornire un'introduzione al Physical computing e usando Micro:bit, Raspberry Pi e Arduino. L'uso delle schede elettroniche programmabili permette l'interazione con il mondo reale e rende visibile l'effetto dell'esecuzione del programma che lo studente andrà a realizzare. Obiettivi del corso sono la</text:p>
      <text:p text:style-name="Text_20_body">Gli obiettivi generali del corso includono:</text:p>
      <text:list text:style-name="L2">
        <text:list-item>
          <text:p text:style-name="P2">Comprendre meno superficialmente gli oggetti di studio e i metodi della disciplina informatica per poter orientare com maggior consapevolezza le proprie scelte future.</text:p>
        </text:list-item>
        <text:list-item>
          <text:p text:style-name="P2">Stimolare l’interesse verso le materie tecnico scientifiche e, in particolare, verso l’informatica.</text:p>
        </text:list-item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6Z</meta:creation-date>
    <dc:date>2025-01-20T20:33:16Z</dc:date>
  </office:meta>
</office:document-meta>
</file>